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asouso1" style:family="table">
      <style:table-properties style:width="17cm" table:align="margins"/>
    </style:style>
    <style:style style:name="casouso1.A" style:family="table-column">
      <style:table-column-properties style:column-width="8.5cm" style:rel-column-width="32767*"/>
    </style:style>
    <style:style style:name="casouso1.B" style:family="table-column">
      <style:table-column-properties style:column-width="8.5cm" style:rel-column-width="32768*"/>
    </style:style>
    <style:style style:name="casouso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casouso1.B1" style:family="table-cell">
      <style:table-cell-properties fo:background-color="#dddddd" fo:padding="0.097cm" fo:border="0.05pt solid #000000">
        <style:background-image/>
      </style:table-cell-properties>
    </style:style>
    <style:style style:name="casouso1.A2" style:family="table-cell">
      <style:table-cell-properties fo:padding="0.097cm" fo:border-left="0.05pt solid #000000" fo:border-right="none" fo:border-top="none" fo:border-bottom="0.05pt solid #000000"/>
    </style:style>
    <style:style style:name="casouso1.B2" style:family="table-cell">
      <style:table-cell-properties fo:padding="0.097cm" fo:border-left="0.05pt solid #000000" fo:border-right="0.05pt solid #000000" fo:border-top="none" fo:border-bottom="0.05pt solid #000000"/>
    </style:style>
    <style:style style:name="casouso1.A3" style:family="table-cell">
      <style:table-cell-properties fo:padding="0.097cm" fo:border-left="0.05pt solid #000000" fo:border-right="none" fo:border-top="none" fo:border-bottom="0.05pt solid #000000"/>
    </style:style>
    <style:style style:name="casouso1.B3" style:family="table-cell">
      <style:table-cell-properties fo:padding="0.097cm" fo:border-left="0.05pt solid #000000" fo:border-right="0.05pt solid #000000" fo:border-top="none" fo:border-bottom="0.05pt solid #000000"/>
    </style:style>
    <style:style style:name="casouso1.A4" style:family="table-cell">
      <style:table-cell-properties fo:padding="0.097cm" fo:border-left="0.05pt solid #000000" fo:border-right="none" fo:border-top="none" fo:border-bottom="0.05pt solid #000000"/>
    </style:style>
    <style:style style:name="casouso1.B4" style:family="table-cell">
      <style:table-cell-properties fo:padding="0.097cm" fo:border-left="0.05pt solid #000000" fo:border-right="0.05pt solid #000000" fo:border-top="none" fo:border-bottom="0.05pt solid #000000"/>
    </style:style>
    <style:style style:name="casouso1.A5" style:family="table-cell">
      <style:table-cell-properties fo:padding="0.097cm" fo:border-left="0.05pt solid #000000" fo:border-right="none" fo:border-top="none" fo:border-bottom="0.05pt solid #000000"/>
    </style:style>
    <style:style style:name="casouso1.B5" style:family="table-cell">
      <style:table-cell-properties fo:padding="0.097cm" fo:border-left="0.05pt solid #000000" fo:border-right="0.05pt solid #000000" fo:border-top="none" fo:border-bottom="0.05pt solid #000000"/>
    </style:style>
    <style:style style:name="casouso2" style:family="table">
      <style:table-properties style:width="17cm" table:align="margins"/>
    </style:style>
    <style:style style:name="casouso2.A" style:family="table-column">
      <style:table-column-properties style:column-width="8.5cm" style:rel-column-width="32767*"/>
    </style:style>
    <style:style style:name="casouso2.B" style:family="table-column">
      <style:table-column-properties style:column-width="8.5cm" style:rel-column-width="32768*"/>
    </style:style>
    <style:style style:name="casouso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casouso2.B1" style:family="table-cell">
      <style:table-cell-properties fo:background-color="#dddddd" fo:padding="0.097cm" fo:border="0.05pt solid #000000">
        <style:background-image/>
      </style:table-cell-properties>
    </style:style>
    <style:style style:name="casouso2.A2" style:family="table-cell">
      <style:table-cell-properties fo:padding="0.097cm" fo:border-left="0.05pt solid #000000" fo:border-right="none" fo:border-top="none" fo:border-bottom="0.05pt solid #000000"/>
    </style:style>
    <style:style style:name="casouso2.B2" style:family="table-cell">
      <style:table-cell-properties fo:padding="0.097cm" fo:border-left="0.05pt solid #000000" fo:border-right="0.05pt solid #000000" fo:border-top="none" fo:border-bottom="0.05pt solid #000000"/>
    </style:style>
    <style:style style:name="casouso2.A3" style:family="table-cell">
      <style:table-cell-properties fo:padding="0.097cm" fo:border-left="0.05pt solid #000000" fo:border-right="none" fo:border-top="none" fo:border-bottom="0.05pt solid #000000"/>
    </style:style>
    <style:style style:name="casouso2.B3" style:family="table-cell">
      <style:table-cell-properties fo:padding="0.097cm" fo:border-left="0.05pt solid #000000" fo:border-right="0.05pt solid #000000" fo:border-top="none" fo:border-bottom="0.05pt solid #000000"/>
    </style:style>
    <style:style style:name="casouso2.A4" style:family="table-cell">
      <style:table-cell-properties fo:padding="0.097cm" fo:border-left="0.05pt solid #000000" fo:border-right="none" fo:border-top="none" fo:border-bottom="0.05pt solid #000000"/>
    </style:style>
    <style:style style:name="casouso2.B4" style:family="table-cell">
      <style:table-cell-properties fo:padding="0.097cm" fo:border-left="0.05pt solid #000000" fo:border-right="0.05pt solid #000000" fo:border-top="none" fo:border-bottom="0.05pt solid #000000"/>
    </style:style>
    <style:style style:name="casouso2.A5" style:family="table-cell">
      <style:table-cell-properties fo:padding="0.097cm" fo:border-left="0.05pt solid #000000" fo:border-right="none" fo:border-top="none" fo:border-bottom="0.05pt solid #000000"/>
    </style:style>
    <style:style style:name="casouso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dddddd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dddddd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officeooo:rsid="0005a095" officeooo:paragraph-rsid="0005a095"/>
    </style:style>
    <style:style style:name="P2" style:family="paragraph" style:parent-style-name="Table_20_Contents">
      <style:paragraph-properties fo:text-align="start" style:justify-single-word="false"/>
      <style:text-properties fo:font-weight="bold" officeooo:rsid="0005a095" officeooo:paragraph-rsid="0005a095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officeooo:rsid="00068296" officeooo:paragraph-rsid="00068296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bold" officeooo:rsid="00068296" officeooo:paragraph-rsid="0008381e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weight="bold" officeooo:rsid="00068296" officeooo:paragraph-rsid="000999eb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officeooo:rsid="0007b2f5" officeooo:paragraph-rsid="0007b2f5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07b2f5" officeooo:paragraph-rsid="0008381e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weight="bold" officeooo:rsid="0007b2f5" officeooo:paragraph-rsid="000999eb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08381e" officeooo:paragraph-rsid="0008381e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08381e" officeooo:paragraph-rsid="000999eb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officeooo:rsid="00068296" officeooo:paragraph-rsid="00068296"/>
    </style:style>
    <style:style style:name="P12" style:family="paragraph" style:parent-style-name="Table_20_Contents">
      <style:paragraph-properties fo:text-align="start" style:justify-single-word="false"/>
      <style:text-properties officeooo:rsid="00068296" officeooo:paragraph-rsid="0008381e"/>
    </style:style>
    <style:style style:name="P13" style:family="paragraph" style:parent-style-name="Table_20_Contents">
      <style:paragraph-properties fo:text-align="start" style:justify-single-word="false"/>
      <style:text-properties officeooo:rsid="00068296" officeooo:paragraph-rsid="000999eb"/>
    </style:style>
    <style:style style:name="P14" style:family="paragraph" style:parent-style-name="Table_20_Contents">
      <style:paragraph-properties fo:text-align="start" style:justify-single-word="false"/>
      <style:text-properties officeooo:rsid="0007b2f5" officeooo:paragraph-rsid="0007b2f5"/>
    </style:style>
    <style:style style:name="P15" style:family="paragraph" style:parent-style-name="Table_20_Contents">
      <style:paragraph-properties fo:text-align="start" style:justify-single-word="false"/>
      <style:text-properties officeooo:rsid="0007b2f5" officeooo:paragraph-rsid="0008381e"/>
    </style:style>
    <style:style style:name="P16" style:family="paragraph" style:parent-style-name="Table_20_Contents">
      <style:paragraph-properties fo:text-align="start" style:justify-single-word="false"/>
      <style:text-properties officeooo:rsid="0007b2f5" officeooo:paragraph-rsid="000999eb"/>
    </style:style>
    <style:style style:name="P17" style:family="paragraph" style:parent-style-name="Table_20_Contents">
      <style:paragraph-properties fo:text-align="start" style:justify-single-word="false"/>
      <style:text-properties officeooo:rsid="0008381e" officeooo:paragraph-rsid="0008381e"/>
    </style:style>
    <style:style style:name="P18" style:family="paragraph" style:parent-style-name="Table_20_Contents">
      <style:paragraph-properties fo:text-align="start" style:justify-single-word="false"/>
      <style:text-properties officeooo:rsid="0008381e" officeooo:paragraph-rsid="000999eb"/>
    </style:style>
    <style:style style:name="P19" style:family="paragraph" style:parent-style-name="Table_20_Contents">
      <style:paragraph-properties fo:text-align="start" style:justify-single-word="false"/>
      <style:text-properties officeooo:rsid="0009b443" officeooo:paragraph-rsid="0009b443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05a095" officeooo:paragraph-rsid="0005a095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normal" officeooo:rsid="0005a095" officeooo:paragraph-rsid="0005a095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05a095" officeooo:paragraph-rsid="0005a095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05a095" officeooo:paragraph-rsid="0008381e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05a095" officeooo:paragraph-rsid="000999eb" style:font-weight-asian="normal" style:font-weight-complex="normal"/>
    </style:style>
    <style:style style:name="T1" style:family="text">
      <style:text-properties officeooo:rsid="00068296"/>
    </style:style>
    <style:style style:name="T2" style:family="text">
      <style:text-properties officeooo:rsid="0007b2f5"/>
    </style:style>
    <style:style style:name="T3" style:family="text">
      <style:text-properties officeooo:rsid="0008381e"/>
    </style:style>
    <style:style style:name="T4" style:family="text">
      <style:text-properties officeooo:rsid="000999eb"/>
    </style:style>
    <style:style style:name="T5" style:family="text">
      <style:text-properties officeooo:rsid="0009b443"/>
    </style:style>
    <style:style style:name="T6" style:family="text">
      <style:text-properties officeooo:rsid="0009ebec"/>
    </style:style>
    <style:style style:name="T7" style:family="text">
      <style:text-properties officeooo:rsid="000a9a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7">Casos de uso</text:span>.</text:p>
      <text:p text:style-name="P21"/>
      <text:p text:style-name="P21"/>
      <table:table table:name="casouso1" table:style-name="casouso1">
        <table:table-column table:style-name="casouso1.A"/>
        <table:table-column table:style-name="casouso1.B"/>
        <table:table-row>
          <table:table-cell table:style-name="casouso1.A1" office:value-type="string">
            <text:p text:style-name="P2">Caso de uso</text:p>
          </table:table-cell>
          <table:table-cell table:style-name="casouso1.B1" office:value-type="string">
            <text:p text:style-name="P2"><text:span text:style-name="T1">1 - </text:span>Cadastro de Cliente</text:p>
          </table:table-cell>
        </table:table-row>
        <table:table-row>
          <table:table-cell table:style-name="casouso1.A4" office:value-type="string">
            <text:p text:style-name="P2">Pre-<text:span text:style-name="T1">Requisitos</text:span></text:p>
          </table:table-cell>
          <table:table-cell table:style-name="casouso1.B4" office:value-type="string">
            <text:p text:style-name="P1">PR1 – O usuário deve acessar a area do site referente ao cadastro de clientes, clicando no link especifico para isso.</text:p>
          </table:table-cell>
        </table:table-row>
        <table:table-row>
          <table:table-cell table:style-name="casouso1.A4" office:value-type="string">
            <text:p text:style-name="P2">Fluxo Principal</text:p>
          </table:table-cell>
          <table:table-cell table:style-name="casouso1.B4" office:value-type="string">
            <text:p text:style-name="P1">1 – O usuário devera preencher os campos: “nome”, “e-mail”, “endereço”,”login”,“senha” <text:span text:style-name="T1">e “repita a senha”.</text:span></text:p>
            <text:p text:style-name="P1">2 – Clicar no botão cadastrar.</text:p>
            <text:p text:style-name="P1">3 - <text:s/>Caso o usuário não esteja cadastrado no sistema, exibe uma mensagem de: “Cadastro realizado com sucesso”</text:p>
          </table:table-cell>
        </table:table-row>
        <table:table-row>
          <table:table-cell table:style-name="casouso1.A4" office:value-type="string">
            <text:p text:style-name="P2">Fluxo Alternativo</text:p>
          </table:table-cell>
          <table:table-cell table:style-name="casouso1.B4" office:value-type="string">
            <text:p text:style-name="P1">FA1 – Caso o usuário não preencha todos os campos, exibe uma mensagem de erro falando que todos os campos são de preenchimento obrigatorio.</text:p>
            <text:p text:style-name="P1">FA2 – <text:span text:style-name="T1">Caso o e-mail já esteja sendo usado exibir uma mensagem dizendo que o e-mail já está sendo utilizado.</text:span></text:p>
            <text:p text:style-name="P11">FA3 – Caso o login já esteja sendo usado exibir uma mensagem dizendo que o e-mail já está sendo utilizado.</text:p>
            <text:p text:style-name="P11">FA4 – Caso a senha não bata com a senha digitada no campo repita a senha, exibir uma mensagem de erro especificando que as senhas não são iguais.</text:p>
          </table:table-cell>
        </table:table-row>
        <table:table-row>
          <table:table-cell table:style-name="casouso1.A5" office:value-type="string">
            <text:p text:style-name="P3">Regras de negocio</text:p>
          </table:table-cell>
          <table:table-cell table:style-name="casouso1.B5" office:value-type="string">
            <text:p text:style-name="P11">RN1 – A senha sera critografada em MD5.</text:p>
          </table:table-cell>
        </table:table-row>
      </table:table>
      <text:p text:style-name="P22"/>
      <table:table table:name="casouso2" table:style-name="casouso2">
        <table:table-column table:style-name="casouso2.A"/>
        <table:table-column table:style-name="casouso2.B"/>
        <table:table-row>
          <table:table-cell table:style-name="casouso2.A1" office:value-type="string">
            <text:p text:style-name="P3">Caso de uso</text:p>
          </table:table-cell>
          <table:table-cell table:style-name="casouso2.B1" office:value-type="string">
            <text:p text:style-name="P3">2 – Cadastro Funcionario</text:p>
          </table:table-cell>
        </table:table-row>
        <table:table-row>
          <table:table-cell table:style-name="casouso2.A4" office:value-type="string">
            <text:p text:style-name="P3">Pre-Requisitos</text:p>
          </table:table-cell>
          <table:table-cell table:style-name="casouso2.B4" office:value-type="string">
            <text:p text:style-name="P11">PR1 – O administrador do sistema deve estar logado no sistema.</text:p>
            <text:p text:style-name="P11">PR2 – Somente o administrador do sistema tem acesso a funcionalidade de cadastro de funcionãrios.</text:p>
          </table:table-cell>
        </table:table-row>
        <table:table-row>
          <table:table-cell table:style-name="casouso2.A4" office:value-type="string">
            <text:p text:style-name="P6">Fluxo Principal</text:p>
          </table:table-cell>
          <table:table-cell table:style-name="casouso2.B4" office:value-type="string">
            <text:p text:style-name="P14">FP1 – O adiministrador deve cadastrar o “nome”,”endereço”,”telefone”,”<text:span text:style-name="T4">login” e “senha”</text:span> do funcionario.</text:p>
            <text:p text:style-name="P14">FP2 – O administrador deve escolher através dos botões radial, qual o cargo do funcionario.</text:p>
            <text:p text:style-name="P14">FP3 – O administrador deve clicar em adicionar funcionario.</text:p>
          </table:table-cell>
        </table:table-row>
        <table:table-row>
          <table:table-cell table:style-name="casouso2.A4" office:value-type="string">
            <text:p text:style-name="P9">Fluxo Alternativo</text:p>
          </table:table-cell>
          <table:table-cell table:style-name="casouso2.B4" office:value-type="string">
            <text:p text:style-name="P17">FA1 – Caso o administrador não preencha todos os dados referentes ao funcionario, devera aparecer uma mensagem especificando os dados faltantes e exigindo o seu preenchimento.</text:p>
            <text:p text:style-name="P17">FA2 – Caso o adiinistrador não selecione um cargo para o funcionario, deve ser exibida uma <text:soft-page-break/>mensagem dizendo que não se pode haver funcionários sem cargo.</text:p>
          </table:table-cell>
        </table:table-row>
        <table:table-row>
          <table:table-cell table:style-name="casouso2.A5" office:value-type="string">
            <text:p text:style-name="P9">Regras de Negocio</text:p>
          </table:table-cell>
          <table:table-cell table:style-name="casouso2.B5" office:value-type="string">
            <text:p text:style-name="P17">RN1 – Funcionário não pode ter mais de um cargo e nem tem nenhum cargo.</text:p>
          </table:table-cell>
        </table:table-row>
      </table:table>
      <text:p text:style-name="P22"/>
      <text:p text:style-name="P2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Caso de uso</text:p>
          </table:table-cell>
          <table:table-cell table:style-name="Tabela1.B1" office:value-type="string">
            <text:p text:style-name="P4"><text:span text:style-name="T3">3</text:span> – Cadastro <text:span text:style-name="T3">Produto</text:span></text:p>
          </table:table-cell>
        </table:table-row>
        <table:table-row>
          <table:table-cell table:style-name="Tabela1.A4" office:value-type="string">
            <text:p text:style-name="P4">Pre-Requisitos</text:p>
          </table:table-cell>
          <table:table-cell table:style-name="Tabela1.B4" office:value-type="string">
            <text:p text:style-name="P12">PR1 – O administrador do sistema deve estar logado no sistema.</text:p>
            <text:p text:style-name="P12">PR2 – Somente o administrador do sistema tem acesso a funcionalidade de cadastro de <text:span text:style-name="T3">produtos</text:span>.</text:p>
          </table:table-cell>
        </table:table-row>
        <table:table-row>
          <table:table-cell table:style-name="Tabela1.A4" office:value-type="string">
            <text:p text:style-name="P7">Fluxo Principal</text:p>
          </table:table-cell>
          <table:table-cell table:style-name="Tabela1.B4" office:value-type="string">
            <text:p text:style-name="P15">FP1 – O adiministrador deve cadastrar o “nome”,”<text:span text:style-name="T3">marca</text:span>”,”<text:span text:style-name="T3">preço</text:span>” do <text:span text:style-name="T3">produto</text:span>.</text:p>
            <text:p text:style-name="P15">FP2 – O administrador deve escolher através dos botões radial, qual o <text:span text:style-name="T3">tipo</text:span> do <text:span text:style-name="T3">produto</text:span>.</text:p>
            <text:p text:style-name="P15">FP3 – O administrador deve clicar em adicionar <text:span text:style-name="T3">produto</text:span>.</text:p>
          </table:table-cell>
        </table:table-row>
        <table:table-row>
          <table:table-cell table:style-name="Tabela1.A4" office:value-type="string">
            <text:p text:style-name="P9">Fluxo Alternativo</text:p>
          </table:table-cell>
          <table:table-cell table:style-name="Tabela1.B4" office:value-type="string">
            <text:p text:style-name="P17">FA1 – Caso o administrador não preencha todos os dados referentes ao produto, devera aparecer uma mensagem especificando os dados faltantes e exigindo o seu preenchimento.</text:p>
            <text:p text:style-name="P17">FA2 – Caso o adiinistrador não selecione um tipo para o produto, deve ser exibida uma mensagem dizendo que não se pode haver produto sem tipo.</text:p>
          </table:table-cell>
        </table:table-row>
        <table:table-row>
          <table:table-cell table:style-name="Tabela1.A5" office:value-type="string">
            <text:p text:style-name="P9">Regras de Negocio</text:p>
          </table:table-cell>
          <table:table-cell table:style-name="Tabela1.B5" office:value-type="string">
            <text:p text:style-name="P17">RN1 – produto não pode ter mais de um tipo.</text:p>
          </table:table-cell>
        </table:table-row>
      </table:table>
      <text:p text:style-name="P23"/>
      <text:p text:style-name="P24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">Caso de uso</text:p>
          </table:table-cell>
          <table:table-cell table:style-name="Tabela2.B1" office:value-type="string">
            <text:p text:style-name="P5"><text:span text:style-name="T4">4</text:span> – <text:span text:style-name="T4">Realizar Venda</text:span></text:p>
          </table:table-cell>
        </table:table-row>
        <table:table-row>
          <table:table-cell table:style-name="Tabela2.A4" office:value-type="string">
            <text:p text:style-name="P5">Pre-Requisitos</text:p>
          </table:table-cell>
          <table:table-cell table:style-name="Tabela2.B4" office:value-type="string">
            <text:p text:style-name="P13">PR1 – O <text:span text:style-name="T4">usuário ou o funcionário </text:span>deve<text:span text:style-name="T4">m</text:span> estar logado no sistema.</text:p>
            <text:p text:style-name="P19">PR1 - <text:s/><text:span text:style-name="T2">O </text:span>Usuário ou funcionário devem estar na página relativa ao produto</text:p>
          </table:table-cell>
        </table:table-row>
        <table:table-row>
          <table:table-cell table:style-name="Tabela2.A4" office:value-type="string">
            <text:p text:style-name="P8">Fluxo Principal</text:p>
          </table:table-cell>
          <table:table-cell table:style-name="Tabela2.B4" office:value-type="string">
            <text:p text:style-name="P16">FP1 –<text:span text:style-name="T5"> O usuário ou funcionário devem escolher a quantidade do produto e clicar em comprar.</text:span></text:p>
            <text:p text:style-name="P16">FP2 – <text:span text:style-name="T5">O usuário ou funcionário devem escolher a forma de pagamento e a forma de entrega do produto e clicar em realizar compra.</text:span></text:p>
            <text:p text:style-name="P16">FP3 – <text:span text:style-name="T5">O sistema deve exibir uma mensagem de compra realizada com sucesso.</text:span></text:p>
          </table:table-cell>
        </table:table-row>
        <table:table-row>
          <table:table-cell table:style-name="Tabela2.A4" office:value-type="string">
            <text:p text:style-name="P10">Fluxo Alternativo</text:p>
          </table:table-cell>
          <table:table-cell table:style-name="Tabela2.B4" office:value-type="string">
            <text:p text:style-name="P18">FA1 – <text:span text:style-name="T5">Caso o método de pagamento ou a forma de envio não sejam selecionados, o sistema exibe uma mensagem exigindo o preenchimendo desses campos.</text:span></text:p>
          </table:table-cell>
        </table:table-row>
        <table:table-row>
          <table:table-cell table:style-name="Tabela2.A5" office:value-type="string">
            <text:p text:style-name="P10">Regras de Negocio</text:p>
          </table:table-cell>
          <table:table-cell table:style-name="Tabela2.B5" office:value-type="string">
            <text:p text:style-name="P18">RN1 – <text:span text:style-name="T6">A quantidade do produto só pode ser preenchida até o numero maximo do mesmo no estoque.</text:span></text:p>
          </table:table-cell>
        </table:table-row>
      </table:table>
      <text:p text:style-name="P2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8:54:16.461136603</meta:creation-date>
    <dc:date>2015-11-11T22:14:18.440273131</dc:date>
    <meta:editing-duration>PT19M45S</meta:editing-duration>
    <meta:editing-cycles>2</meta:editing-cycles>
    <meta:generator>LibreOffice/4.4.2.2$Linux_X86_64 LibreOffice_project/40m0$Build-2</meta:generator>
    <meta:document-statistic meta:table-count="4" meta:image-count="0" meta:object-count="0" meta:page-count="3" meta:paragraph-count="57" meta:word-count="563" meta:character-count="3492" meta:non-whitespace-character-count="2951"/>
  </office:meta>
</office:document-meta>
</file>